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19"/>
    <style:style style:name="ce4" style:family="table-cell" style:parent-style-name="Default" style:data-style-name="N36"/>
    <style:style style:name="ce5" style:family="table-cell" style:parent-style-name="Default" style:data-style-name="N0"/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5.37104166666667cm" style:use-optimal-column-width="true"/>
    </style:style>
    <style:style style:name="co4" style:family="table-column">
      <style:table-column-properties fo:break-before="auto" style:column-width="3.67770833333333cm" style:use-optimal-column-width="true"/>
    </style:style>
    <style:style style:name="co5" style:family="table-column">
      <style:table-column-properties fo:break-before="auto" style:column-width="4.524375cm" style:use-optimal-column-width="true"/>
    </style:style>
    <style:style style:name="co6" style:family="table-column">
      <style:table-column-properties fo:break-before="auto" style:column-width="4.47145833333333cm" style:use-optimal-column-width="true"/>
    </style:style>
    <style:style style:name="co7" style:family="table-column">
      <style:table-column-properties fo:break-before="auto" style:column-width="5.000625cm" style:use-optimal-column-width="true"/>
    </style:style>
    <style:style style:name="co8" style:family="table-column">
      <style:table-column-properties fo:break-before="auto" style:column-width="5.08cm" style:use-optimal-column-width="true"/>
    </style:style>
    <style:style style:name="co9" style:family="table-column">
      <style:table-column-properties fo:break-before="auto" style:column-width="3.20145833333333cm" style:use-optimal-column-width="true"/>
    </style:style>
    <style:style style:name="co10" style:family="table-column">
      <style:table-column-properties fo:break-before="auto" style:column-width="4.39208333333333cm" style:use-optimal-column-width="true"/>
    </style:style>
    <style:style style:name="co11" style:family="table-column">
      <style:table-column-properties fo:break-before="auto" style:column-width="3.54541666666667cm" style:use-optimal-column-width="true"/>
    </style:style>
    <style:style style:name="co12" style:family="table-column">
      <style:table-column-properties fo:break-before="auto" style:column-width="5.42395833333333cm" style:use-optimal-column-width="true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5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Operador</text:p>
          </table:table-cell>
          <table:table-cell office:value-type="string" table:style-name="ce1">
            <text:p>Valor VQM báscula</text:p>
          </table:table-cell>
          <table:table-cell office:value-type="string" table:style-name="ce1">
            <text:p>Valor cero VQM báscula</text:p>
          </table:table-cell>
          <table:table-cell office:value-type="string" table:style-name="ce1">
            <text:p>VQM báscula conforme</text:p>
          </table:table-cell>
          <table:table-cell office:value-type="string" table:style-name="ce1">
            <text:p>Cant1-Verif1-Valor másico</text:p>
          </table:table-cell>
          <table:table-cell office:value-type="string" table:style-name="ce1">
            <text:p>Cant1-Verif1-Valor báscula</text:p>
          </table:table-cell>
          <table:table-cell office:value-type="string" table:style-name="ce1">
            <text:p>Cant1-Verif2-Valor másico</text:p>
          </table:table-cell>
          <table:table-cell office:value-type="string" table:style-name="ce1">
            <text:p>Cant1-Verif2-Valor báscula</text:p>
          </table:table-cell>
          <table:table-cell office:value-type="string" table:style-name="ce1">
            <text:p>Error cantidad 1</text:p>
          </table:table-cell>
          <table:table-cell office:value-type="string" table:style-name="ce1">
            <text:p>Cant2-Verif1-Valor másico</text:p>
          </table:table-cell>
          <table:table-cell office:value-type="string" table:style-name="ce1">
            <text:p>Cant2-Verif1-Valor báscula</text:p>
          </table:table-cell>
          <table:table-cell office:value-type="string" table:style-name="ce1">
            <text:p>Cant2-Verif2-Valor másico</text:p>
          </table:table-cell>
          <table:table-cell office:value-type="string" table:style-name="ce1">
            <text:p>Cant2-Verif2-Valor báscula</text:p>
          </table:table-cell>
          <table:table-cell office:value-type="string" table:style-name="ce1">
            <text:p>Error cantidad 2</text:p>
          </table:table-cell>
          <table:table-cell office:value-type="string" table:style-name="ce1">
            <text:p>VQM másico conforme</text:p>
          </table:table-cell>
          <table:table-cell office:value-type="string" table:style-name="ce1">
            <text:p>Tipo de elemento</text:p>
          </table:table-cell>
          <table:table-cell office:value-type="string" table:style-name="ce1">
            <text:p>Ruta de acceso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11</text:p>
          </table:table-cell>
          <table:table-cell office:value-type="date" office:date-value="2024-08-02T00:00:00" table:style-name="ce3">
            <text:p>02/08/2024</text:p>
          </table:table-cell>
          <table:table-cell office:value-type="string" table:style-name="ce2">
            <text:p>Bravo</text:p>
          </table:table-cell>
          <table:table-cell office:value-type="float" office:value="10.000999999999999" table:style-name="ce4">
            <text:p>10,001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" table:style-name="ce5">
            <text:p>3</text:p>
          </table:table-cell>
          <table:table-cell office:value-type="float" office:value="2.9980000000000002" table:style-name="ce5">
            <text:p>2,998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7.9980000000000002" table:style-name="ce5">
            <text:p>7,998</text:p>
          </table:table-cell>
          <table:table-cell office:value-type="float" office:value="7.99" table:style-name="ce5">
            <text:p>7,99</text:p>
          </table:table-cell>
          <table:table-cell table:number-columns-repeated="2" table:style-name="ce5"/>
          <table:table-cell office:value-type="float" office:value="8" table:style-name="ce5">
            <text:p>8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4</text:p>
          </table:table-cell>
          <table:table-cell office:value-type="date" office:date-value="2024-12-03T00:00:00" table:style-name="ce3">
            <text:p>03/12/2024</text:p>
          </table:table-cell>
          <table:table-cell office:value-type="string" table:style-name="ce2">
            <text:p>Carlos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2.9980000000000002" table:style-name="ce5">
            <text:p>2,998</text:p>
          </table:table-cell>
          <table:table-cell office:value-type="float" office:value="2.99" table:style-name="ce5">
            <text:p>2,99</text:p>
          </table:table-cell>
          <table:table-cell table:number-columns-repeated="2" table:style-name="ce5"/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7.992" table:style-name="ce5">
            <text:p>7,992</text:p>
          </table:table-cell>
          <table:table-cell table:number-columns-repeated="2" table:style-name="ce5"/>
          <table:table-cell office:value-type="float" office:value="8" table:style-name="ce5">
            <text:p>8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1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.0009999999999999" table:style-name="ce5">
            <text:p>3,001</text:p>
          </table:table-cell>
          <table:table-cell office:value-type="float" office:value="3.0049999999999999" table:style-name="ce5">
            <text:p>3,005</text:p>
          </table:table-cell>
          <table:table-cell table:number-columns-repeated="2" table:style-name="ce5"/>
          <table:table-cell office:value-type="float" office:value="-4" table:style-name="ce5">
            <text:p>-4</text:p>
          </table:table-cell>
          <table:table-cell office:value-type="float" office:value="8.0039999999999996" table:style-name="ce5">
            <text:p>8,004</text:p>
          </table:table-cell>
          <table:table-cell office:value-type="float" office:value="8.0009999999999994" table:style-name="ce5">
            <text:p>8,0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2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7.9930000000000003" table:style-name="ce5">
            <text:p>7,993</text:p>
          </table:table-cell>
          <table:table-cell office:value-type="float" office:value="7.9889999999999999" table:style-name="ce5">
            <text:p>7,989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6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Alfonso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8.0020000000000007" table:style-name="ce5">
            <text:p>8,002</text:p>
          </table:table-cell>
          <table:table-cell office:value-type="float" office:value="8.0050000000000008" table:style-name="ce5">
            <text:p>8,005</text:p>
          </table:table-cell>
          <table:table-cell table:number-columns-repeated="2" table:style-name="ce5"/>
          <table:table-cell office:value-type="float" office:value="-3" table:style-name="ce5">
            <text:p>-3</text:p>
          </table:table-cell>
          <table:table-cell office:value-type="float" office:value="13.015000000000001" table:style-name="ce5">
            <text:p>13,015</text:p>
          </table:table-cell>
          <table:table-cell office:value-type="float" office:value="13.021000000000001" table:style-name="ce5">
            <text:p>13,021</text:p>
          </table:table-cell>
          <table:table-cell table:number-columns-repeated="2" table:style-name="ce5"/>
          <table:table-cell office:value-type="float" office:value="-6" table:style-name="ce5">
            <text:p>-6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2</text:p>
          </table:table-cell>
          <table:table-cell office:value-type="date" office:date-value="2024-09-02T00:00:00" table:style-name="ce3">
            <text:p>02/09/2024</text:p>
          </table:table-cell>
          <table:table-cell office:value-type="string" table:style-name="ce2">
            <text:p>Carlos</text:p>
          </table:table-cell>
          <table:table-cell office:value-type="float" office:value="20" table:style-name="ce4">
            <text:p>2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25.08" table:style-name="ce5">
            <text:p>25,08</text:p>
          </table:table-cell>
          <table:table-cell table:number-columns-repeated="2" table:style-name="ce5"/>
          <table:table-cell office:value-type="float" office:value="-80" table:style-name="ce5">
            <text:p>-80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3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20" table:style-name="ce4">
            <text:p>2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4.9859999999999998" table:style-name="ce5">
            <text:p>4,986</text:p>
          </table:table-cell>
          <table:table-cell office:value-type="float" office:value="4.9660000000000002" table:style-name="ce5">
            <text:p>4,966</text:p>
          </table:table-cell>
          <table:table-cell table:number-columns-repeated="2" table:style-name="ce5"/>
          <table:table-cell office:value-type="float" office:value="20" table:style-name="ce5">
            <text:p>20</text:p>
          </table:table-cell>
          <table:table-cell office:value-type="float" office:value="24.969000000000001" table:style-name="ce5">
            <text:p>24,969</text:p>
          </table:table-cell>
          <table:table-cell office:value-type="float" office:value="24.975000000000001" table:style-name="ce5">
            <text:p>24,975</text:p>
          </table:table-cell>
          <table:table-cell table:number-columns-repeated="2" table:style-name="ce5"/>
          <table:table-cell office:value-type="float" office:value="-6" table:style-name="ce5">
            <text:p>-6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4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20" table:style-name="ce4">
            <text:p>2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5.0030000000000001" table:style-name="ce5">
            <text:p>5,003</text:p>
          </table:table-cell>
          <table:table-cell office:value-type="float" office:value="4.9859999999999998" table:style-name="ce5">
            <text:p>4,986</text:p>
          </table:table-cell>
          <table:table-cell table:number-columns-repeated="2" table:style-name="ce5"/>
          <table:table-cell office:value-type="float" office:value="17" table:style-name="ce5">
            <text:p>17</text:p>
          </table:table-cell>
          <table:table-cell office:value-type="float" office:value="25.01" table:style-name="ce5">
            <text:p>25,01</text:p>
          </table:table-cell>
          <table:table-cell office:value-type="float" office:value="25.053999999999998" table:style-name="ce5">
            <text:p>25,054</text:p>
          </table:table-cell>
          <table:table-cell table:number-columns-repeated="2" table:style-name="ce5"/>
          <table:table-cell office:value-type="float" office:value="-44" table:style-name="ce5">
            <text:p>-44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5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20" table:style-name="ce4">
            <text:p>2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4.9880000000000004" table:style-name="ce5">
            <text:p>4,988</text:p>
          </table:table-cell>
          <table:table-cell office:value-type="float" office:value="5.0030000000000001" table:style-name="ce5">
            <text:p>5,003</text:p>
          </table:table-cell>
          <table:table-cell table:number-columns-repeated="2" table:style-name="ce5"/>
          <table:table-cell office:value-type="float" office:value="-15" table:style-name="ce5">
            <text:p>-15</text:p>
          </table:table-cell>
          <table:table-cell office:value-type="float" office:value="25.007999999999999" table:style-name="ce5">
            <text:p>25,008</text:p>
          </table:table-cell>
          <table:table-cell office:value-type="float" office:value="25.030999999999999" table:style-name="ce5">
            <text:p>25,031</text:p>
          </table:table-cell>
          <table:table-cell table:number-columns-repeated="2" table:style-name="ce5"/>
          <table:table-cell office:value-type="float" office:value="-23" table:style-name="ce5">
            <text:p>-23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20</text:p>
          </table:table-cell>
          <table:table-cell office:value-type="date" office:date-value="2024-09-04T00:00:00" table:style-name="ce3">
            <text:p>04/09/2024</text:p>
          </table:table-cell>
          <table:table-cell office:value-type="string" table:style-name="ce2">
            <text:p>Iñigo</text:p>
          </table:table-cell>
          <table:table-cell office:value-type="float" office:value="35" table:style-name="ce4">
            <text:p>35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2.22" table:style-name="ce5">
            <text:p>32,22</text:p>
          </table:table-cell>
          <table:table-cell office:value-type="float" office:value="32.195999999999998" table:style-name="ce5">
            <text:p>32,196</text:p>
          </table:table-cell>
          <table:table-cell table:number-columns-repeated="2" table:style-name="ce5"/>
          <table:table-cell office:value-type="float" office:value="24" table:style-name="ce5">
            <text:p>24</text:p>
          </table:table-cell>
          <table:table-cell table:number-columns-repeated="5" table:style-name="ce5"/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1</text:p>
          </table:table-cell>
          <table:table-cell office:value-type="date" office:date-value="2024-09-30T00:00:00" table:style-name="ce3">
            <text:p>30/09/2024</text:p>
          </table:table-cell>
          <table:table-cell office:value-type="string" table:style-name="ce2">
            <text:p>Carlos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.0019999999999998" table:style-name="ce5">
            <text:p>3,002</text:p>
          </table:table-cell>
          <table:table-cell office:value-type="float" office:value="2.99" table:style-name="ce5">
            <text:p>2,99</text:p>
          </table:table-cell>
          <table:table-cell table:number-columns-repeated="2" table:style-name="ce5"/>
          <table:table-cell office:value-type="float" office:value="12" table:style-name="ce5">
            <text:p>12</text:p>
          </table:table-cell>
          <table:table-cell office:value-type="float" office:value="12.010999999999999" table:style-name="ce5">
            <text:p>12,011</text:p>
          </table:table-cell>
          <table:table-cell office:value-type="float" office:value="11.99" table:style-name="ce5">
            <text:p>11,99</text:p>
          </table:table-cell>
          <table:table-cell table:number-columns-repeated="2" table:style-name="ce5"/>
          <table:table-cell office:value-type="float" office:value="21" table:style-name="ce5">
            <text:p>21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1</text:p>
          </table:table-cell>
          <table:table-cell office:value-type="date" office:date-value="2024-11-06T00:00:00" table:style-name="ce3">
            <text:p>06/11/2024</text:p>
          </table:table-cell>
          <table:table-cell office:value-type="string" table:style-name="ce2">
            <text:p>Alfonso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" table:style-name="ce5">
            <text:p>3</text:p>
          </table:table-cell>
          <table:table-cell office:value-type="float" office:value="3.03" table:style-name="ce5">
            <text:p>3,03</text:p>
          </table:table-cell>
          <table:table-cell office:value-type="float" office:value="2.9689999999999999" table:style-name="ce5">
            <text:p>2,969</text:p>
          </table:table-cell>
          <table:table-cell office:value-type="float" office:value="2.9620000000000002" table:style-name="ce5">
            <text:p>2,962</text:p>
          </table:table-cell>
          <table:table-cell office:value-type="float" office:value="7" table:style-name="ce5">
            <text:p>7</text:p>
          </table:table-cell>
          <table:table-cell office:value-type="float" office:value="11.965" table:style-name="ce5">
            <text:p>11,965</text:p>
          </table:table-cell>
          <table:table-cell office:value-type="float" office:value="11.75" table:style-name="ce5">
            <text:p>11,75</text:p>
          </table:table-cell>
          <table:table-cell office:value-type="float" office:value="11.983000000000001" table:style-name="ce5">
            <text:p>11,983</text:p>
          </table:table-cell>
          <table:table-cell office:value-type="float" office:value="11.815" table:style-name="ce5">
            <text:p>11,815</text:p>
          </table:table-cell>
          <table:table-cell office:value-type="float" office:value="168" table:style-name="ce5">
            <text:p>168</text:p>
          </table:table-cell>
          <table:table-cell office:value-type="string" table:style-name="ce2">
            <text:p>NO 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1</text:p>
          </table:table-cell>
          <table:table-cell office:value-type="date" office:date-value="2024-11-12T00:00:00" table:style-name="ce3">
            <text:p>12/11/2024</text:p>
          </table:table-cell>
          <table:table-cell office:value-type="string" table:style-name="ce2">
            <text:p>Alfonso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2.9969999999999999" table:style-name="ce5">
            <text:p>2,997</text:p>
          </table:table-cell>
          <table:table-cell office:value-type="float" office:value="2.9990000000000001" table:style-name="ce5">
            <text:p>2,999</text:p>
          </table:table-cell>
          <table:table-cell table:number-columns-repeated="2" table:style-name="ce5"/>
          <table:table-cell office:value-type="float" office:value="-2" table:style-name="ce5">
            <text:p>-2</text:p>
          </table:table-cell>
          <table:table-cell office:value-type="float" office:value="11.984" table:style-name="ce5">
            <text:p>11,984</text:p>
          </table:table-cell>
          <table:table-cell office:value-type="float" office:value="11.977" table:style-name="ce5">
            <text:p>11,977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20</text:p>
          </table:table-cell>
          <table:table-cell office:value-type="date" office:date-value="2024-12-12T00:00:00" table:style-name="ce3">
            <text:p>12/12/2024</text:p>
          </table:table-cell>
          <table:table-cell office:value-type="string" table:style-name="ce2">
            <text:p>Iñigo</text:p>
          </table:table-cell>
          <table:table-cell office:value-type="float" office:value="35" table:style-name="ce4">
            <text:p>35,000</text:p>
          </table:table-cell>
          <table:table-cell office:value-type="float" office:value="1E-3" table:style-name="ce5">
            <text:p>0,001</text:p>
          </table:table-cell>
          <table:table-cell office:value-type="string" table:style-name="ce2">
            <text:p>CONFORME</text:p>
          </table:table-cell>
          <table:table-cell office:value-type="float" office:value="32.192" table:style-name="ce5">
            <text:p>32,192</text:p>
          </table:table-cell>
          <table:table-cell office:value-type="float" office:value="32.146000000000001" table:style-name="ce5">
            <text:p>32,146</text:p>
          </table:table-cell>
          <table:table-cell table:number-columns-repeated="2" table:style-name="ce5"/>
          <table:table-cell office:value-type="float" office:value="46" table:style-name="ce5">
            <text:p>46</text:p>
          </table:table-cell>
          <table:table-cell table:number-columns-repeated="5" table:style-name="ce5"/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11</text:p>
          </table:table-cell>
          <table:table-cell office:value-type="date" office:date-value="2024-12-27T00:00:00" table:style-name="ce3">
            <text:p>27/12/2024</text:p>
          </table:table-cell>
          <table:table-cell office:value-type="string" table:style-name="ce2">
            <text:p>Bravo</text:p>
          </table:table-cell>
          <table:table-cell office:value-type="float" office:value="9.9979999999999993" table:style-name="ce4">
            <text:p>9,998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" table:style-name="ce5">
            <text:p>3</text:p>
          </table:table-cell>
          <table:table-cell office:value-type="float" office:value="3.0110000000000001" table:style-name="ce5">
            <text:p>3,011</text:p>
          </table:table-cell>
          <table:table-cell table:number-columns-repeated="2" table:style-name="ce5"/>
          <table:table-cell office:value-type="float" office:value="-11" table:style-name="ce5">
            <text:p>-11</text:p>
          </table:table-cell>
          <table:table-cell office:value-type="float" office:value="8" table:style-name="ce5">
            <text:p>8</text:p>
          </table:table-cell>
          <table:table-cell office:value-type="float" office:value="8.0039999999999996" table:style-name="ce5">
            <text:p>8,004</text:p>
          </table:table-cell>
          <table:table-cell table:number-columns-repeated="2" table:style-name="ce5"/>
          <table:table-cell office:value-type="float" office:value="-4" table:style-name="ce5">
            <text:p>-4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1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Carlos</text:p>
          </table:table-cell>
          <table:table-cell office:value-type="float" office:value="10" table:style-name="ce4">
            <text:p>1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2.9969999999999999" table:style-name="ce5">
            <text:p>2,997</text:p>
          </table:table-cell>
          <table:table-cell office:value-type="float" office:value="2.9990000000000001" table:style-name="ce5">
            <text:p>2,999</text:p>
          </table:table-cell>
          <table:table-cell table:number-columns-repeated="2" table:style-name="ce5"/>
          <table:table-cell office:value-type="float" office:value="-2" table:style-name="ce5">
            <text:p>-2</text:p>
          </table:table-cell>
          <table:table-cell office:value-type="float" office:value="11.984" table:style-name="ce5">
            <text:p>11,984</text:p>
          </table:table-cell>
          <table:table-cell office:value-type="float" office:value="11.977" table:style-name="ce5">
            <text:p>11,977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32</text:p>
          </table:table-cell>
          <table:table-cell office:value-type="date" office:date-value="2024-12-16T00:00:00" table:style-name="ce3">
            <text:p>16/12/2024</text:p>
          </table:table-cell>
          <table:table-cell office:value-type="string" table:style-name="ce2">
            <text:p>Carlos</text:p>
          </table:table-cell>
          <table:table-cell office:value-type="float" office:value="20" table:style-name="ce4">
            <text:p>20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5" table:style-name="ce5">
            <text:p>5</text:p>
          </table:table-cell>
          <table:table-cell office:value-type="float" office:value="4.9980000000000002" table:style-name="ce5">
            <text:p>4,998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25" table:style-name="ce5">
            <text:p>25</text:p>
          </table:table-cell>
          <table:table-cell office:value-type="float" office:value="25.08" table:style-name="ce5">
            <text:p>25,08</text:p>
          </table:table-cell>
          <table:table-cell table:number-columns-repeated="2" table:style-name="ce5"/>
          <table:table-cell office:value-type="float" office:value="-80" table:style-name="ce5">
            <text:p>-80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20</text:p>
          </table:table-cell>
          <table:table-cell office:value-type="date" office:date-value="2025-01-21T00:00:00" table:style-name="ce3">
            <text:p>21/01/2025</text:p>
          </table:table-cell>
          <table:table-cell office:value-type="string" table:style-name="ce2">
            <text:p>Inigo Lopez-de-Maturana-Alday</text:p>
          </table:table-cell>
          <table:table-cell office:value-type="float" office:value="35" table:style-name="ce4">
            <text:p>35,00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2.039000000000001" table:style-name="ce5">
            <text:p>32,039</text:p>
          </table:table-cell>
          <table:table-cell office:value-type="float" office:value="31.998000000000001" table:style-name="ce5">
            <text:p>31,998</text:p>
          </table:table-cell>
          <table:table-cell table:number-columns-repeated="2" table:style-name="ce5"/>
          <table:table-cell office:value-type="float" office:value="41" table:style-name="ce5">
            <text:p>41</text:p>
          </table:table-cell>
          <table:table-cell table:number-columns-repeated="5" table:style-name="ce5"/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11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9.9990000000000006" table:style-name="ce4">
            <text:p>9,999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" table:style-name="ce5">
            <text:p>3</text:p>
          </table:table-cell>
          <table:table-cell office:value-type="float" office:value="3.0129999999999999" table:style-name="ce5">
            <text:p>3,013</text:p>
          </table:table-cell>
          <table:table-cell table:number-columns-repeated="2" table:style-name="ce5"/>
          <table:table-cell office:value-type="float" office:value="-13" table:style-name="ce5">
            <text:p>-13</text:p>
          </table:table-cell>
          <table:table-cell office:value-type="float" office:value="7.9950000000000001" table:style-name="ce5">
            <text:p>7,995</text:p>
          </table:table-cell>
          <table:table-cell office:value-type="float" office:value="7.976" table:style-name="ce5">
            <text:p>7,976</text:p>
          </table:table-cell>
          <table:table-cell table:number-columns-repeated="2" table:style-name="ce5"/>
          <table:table-cell office:value-type="float" office:value="19" table:style-name="ce5">
            <text:p>19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2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9.9990000000000006" table:style-name="ce4">
            <text:p>9,999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.0009999999999999" table:style-name="ce5">
            <text:p>3,001</text:p>
          </table:table-cell>
          <table:table-cell office:value-type="float" office:value="2.9969999999999999" table:style-name="ce5">
            <text:p>2,997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7.9939999999999998" table:style-name="ce5">
            <text:p>7,994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6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9.9990000000000006" table:style-name="ce4">
            <text:p>9,999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8.016" table:style-name="ce5">
            <text:p>8,016</text:p>
          </table:table-cell>
          <table:table-cell office:value-type="float" office:value="8.0139999999999993" table:style-name="ce5">
            <text:p>8,01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13.015000000000001" table:style-name="ce5">
            <text:p>13,015</text:p>
          </table:table-cell>
          <table:table-cell office:value-type="float" office:value="13.035" table:style-name="ce5">
            <text:p>13,035</text:p>
          </table:table-cell>
          <table:table-cell table:number-columns-repeated="2" table:style-name="ce5"/>
          <table:table-cell office:value-type="float" office:value="-20" table:style-name="ce5">
            <text:p>-20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3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20.001000000000001" table:style-name="ce4">
            <text:p>20,001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4.9980000000000002" table:style-name="ce5">
            <text:p>4,998</text:p>
          </table:table-cell>
          <table:table-cell office:value-type="float" office:value="4.9800000000000004" table:style-name="ce5">
            <text:p>4,98</text:p>
          </table:table-cell>
          <table:table-cell table:number-columns-repeated="2" table:style-name="ce5"/>
          <table:table-cell office:value-type="float" office:value="18" table:style-name="ce5">
            <text:p>18</text:p>
          </table:table-cell>
          <table:table-cell office:value-type="float" office:value="24.971" table:style-name="ce5">
            <text:p>24,971</text:p>
          </table:table-cell>
          <table:table-cell office:value-type="float" office:value="24.920999999999999" table:style-name="ce5">
            <text:p>24,921</text:p>
          </table:table-cell>
          <table:table-cell table:number-columns-repeated="2" table:style-name="ce5"/>
          <table:table-cell office:value-type="float" office:value="50" table:style-name="ce5">
            <text:p>50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4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20.001000000000001" table:style-name="ce4">
            <text:p>20,001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4.9850000000000003" table:style-name="ce5">
            <text:p>4,985</text:p>
          </table:table-cell>
          <table:table-cell office:value-type="float" office:value="5.016" table:style-name="ce5">
            <text:p>5,016</text:p>
          </table:table-cell>
          <table:table-cell office:value-type="float" office:value="4.9930000000000003" table:style-name="ce5">
            <text:p>4,993</text:p>
          </table:table-cell>
          <table:table-cell office:value-type="float" office:value="5.0069999999999997" table:style-name="ce5">
            <text:p>5,007</text:p>
          </table:table-cell>
          <table:table-cell office:value-type="float" office:value="-14" table:style-name="ce5">
            <text:p>-14</text:p>
          </table:table-cell>
          <table:table-cell office:value-type="float" office:value="25.071999999999999" table:style-name="ce5">
            <text:p>25,072</text:p>
          </table:table-cell>
          <table:table-cell office:value-type="float" office:value="25.097000000000001" table:style-name="ce5">
            <text:p>25,097</text:p>
          </table:table-cell>
          <table:table-cell table:number-columns-repeated="2" table:style-name="ce5"/>
          <table:table-cell office:value-type="float" office:value="-25" table:style-name="ce5">
            <text:p>-25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45</text:p>
          </table:table-cell>
          <table:table-cell table:style-name="ce3"/>
          <table:table-cell office:value-type="string" table:style-name="ce2">
            <text:p>Alfonso Sanz-Olmos</text:p>
          </table:table-cell>
          <table:table-cell office:value-type="float" office:value="20.001000000000001" table:style-name="ce4">
            <text:p>20,001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5.0259999999999998" table:style-name="ce5">
            <text:p>5,026</text:p>
          </table:table-cell>
          <table:table-cell office:value-type="float" office:value="5.0220000000000002" table:style-name="ce5">
            <text:p>5,022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5.052" table:style-name="ce5">
            <text:p>25,052</text:p>
          </table:table-cell>
          <table:table-cell office:value-type="float" office:value="25.029" table:style-name="ce5">
            <text:p>25,029</text:p>
          </table:table-cell>
          <table:table-cell table:number-columns-repeated="2" table:style-name="ce5"/>
          <table:table-cell office:value-type="float" office:value="23" table:style-name="ce5">
            <text:p>23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MDM11</text:p>
          </table:table-cell>
          <table:table-cell office:value-type="date" office:date-value="2025-02-11T00:00:00" table:style-name="ce3">
            <text:p>11/02/2025</text:p>
          </table:table-cell>
          <table:table-cell office:value-type="string" table:style-name="ce2">
            <text:p>Jesus-Maria Bravo-Jimenez</text:p>
          </table:table-cell>
          <table:table-cell office:value-type="float" office:value="9.9990000000000006" table:style-name="ce4">
            <text:p>9,999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CONFORME</text:p>
          </table:table-cell>
          <table:table-cell office:value-type="float" office:value="3.0009999999999999" table:style-name="ce5">
            <text:p>3,001</text:p>
          </table:table-cell>
          <table:table-cell office:value-type="float" office:value="3.0110000000000001" table:style-name="ce5">
            <text:p>3,011</text:p>
          </table:table-cell>
          <table:table-cell table:number-columns-repeated="2" table:style-name="ce5"/>
          <table:table-cell office:value-type="float" office:value="-10" table:style-name="ce5">
            <text:p>-10</text:p>
          </table:table-cell>
          <table:table-cell office:value-type="float" office:value="8" table:style-name="ce5">
            <text:p>8</text:p>
          </table:table-cell>
          <table:table-cell office:value-type="float" office:value="7.9969999999999999" table:style-name="ce5">
            <text:p>7,997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string" table:style-name="ce2">
            <text:p>CONFORME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VQM MDM</text:p>
          </table:table-cell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query_(2).A1:query_(2).S26" table:name="Tabla_query__2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A9E26674-8627-423F-9E5B-C30BD1AC5E5F&lt;/VIEWGUID&gt;&lt;LISTNAME&gt;bfade137-51ad-4277-b36d-e6b8911e8bd7&lt;/LISTNAME&gt;&lt;LISTWEB&gt;https://michelingroup.sharepoint.com/sites/VQMZ-VIT/_vti_bin&lt;/LISTWEB&gt;&lt;LISTSUBWEB&gt;&lt;/LISTSUBWEB&gt;&lt;ROOTFOLDER&gt;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3" number:min-decimal-places="3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C0E6F5"/>
    </style:style>
    <style:style style:name="_50_0_37__32_-_32__201_nfasis2" style:display-name="20% - Énfasis2" style:family="table-cell" style:data-style-name="N0">
      <style:table-cell-properties fo:background-color="#FBE2D5"/>
    </style:style>
    <style:style style:name="_50_0_37__32_-_32__201_nfasis3" style:display-name="20% - Énfasis3" style:family="table-cell" style:data-style-name="N0">
      <style:table-cell-properties fo:background-color="#C1F0C8"/>
    </style:style>
    <style:style style:name="_50_0_37__32_-_32__201_nfasis4" style:display-name="20% - Énfasis4" style:family="table-cell" style:data-style-name="N0">
      <style:table-cell-properties fo:background-color="#CAEDFB"/>
    </style:style>
    <style:style style:name="_50_0_37__32_-_32__201_nfasis5" style:display-name="20% - Énfasis5" style:family="table-cell" style:data-style-name="N0">
      <style:table-cell-properties fo:background-color="#F2CEEF"/>
    </style:style>
    <style:style style:name="_50_0_37__32_-_32__201_nfasis6" style:display-name="20% - Énfasis6" style:family="table-cell" style:data-style-name="N0">
      <style:table-cell-properties fo:background-color="#DAF2D0"/>
    </style:style>
    <style:style style:name="_52_0_37__32_-_32__201_nfasis1" style:display-name="40% - Énfasis1" style:family="table-cell" style:data-style-name="N0">
      <style:table-cell-properties fo:background-color="#83CCEB"/>
    </style:style>
    <style:style style:name="_52_0_37__32_-_32__201_nfasis2" style:display-name="40% - Énfasis2" style:family="table-cell" style:data-style-name="N0">
      <style:table-cell-properties fo:background-color="#F7C7AC"/>
    </style:style>
    <style:style style:name="_52_0_37__32_-_32__201_nfasis3" style:display-name="40% - Énfasis3" style:family="table-cell" style:data-style-name="N0">
      <style:table-cell-properties fo:background-color="#83E28E"/>
    </style:style>
    <style:style style:name="_52_0_37__32_-_32__201_nfasis4" style:display-name="40% - Énfasis4" style:family="table-cell" style:data-style-name="N0">
      <style:table-cell-properties fo:background-color="#94DCF8"/>
    </style:style>
    <style:style style:name="_52_0_37__32_-_32__201_nfasis5" style:display-name="40% - Énfasis5" style:family="table-cell" style:data-style-name="N0">
      <style:table-cell-properties fo:background-color="#E49EDD"/>
    </style:style>
    <style:style style:name="_52_0_37__32_-_32__201_nfasis6" style:display-name="40% - Énfasis6" style:family="table-cell" style:data-style-name="N0">
      <style:table-cell-properties fo:background-color="#B5E6A2"/>
    </style:style>
    <style:style style:name="_54_0_37__32_-_32__201_nfasis1" style:display-name="60% - Énfasis1" style:family="table-cell" style:data-style-name="N0">
      <style:table-cell-properties fo:background-color="#44B3E1"/>
    </style:style>
    <style:style style:name="_54_0_37__32_-_32__201_nfasis2" style:display-name="60% - Énfasis2" style:family="table-cell" style:data-style-name="N0">
      <style:table-cell-properties fo:background-color="#F1A983"/>
    </style:style>
    <style:style style:name="_54_0_37__32_-_32__201_nfasis3" style:display-name="60% - Énfasis3" style:family="table-cell" style:data-style-name="N0">
      <style:table-cell-properties fo:background-color="#47D359"/>
    </style:style>
    <style:style style:name="_54_0_37__32_-_32__201_nfasis4" style:display-name="60% - Énfasis4" style:family="table-cell" style:data-style-name="N0">
      <style:table-cell-properties fo:background-color="#61CBF3"/>
    </style:style>
    <style:style style:name="_54_0_37__32_-_32__201_nfasis5" style:display-name="60% - Énfasis5" style:family="table-cell" style:data-style-name="N0">
      <style:table-cell-properties fo:background-color="#D86DCD"/>
    </style:style>
    <style:style style:name="_54_0_37__32_-_32__201_nfasis6" style:display-name="60% - Énfasis6" style:family="table-cell" style:data-style-name="N0">
      <style:table-cell-properties fo:background-color="#8ED973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E2841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156082"/>
      <style:text-properties fo:color="#FFFFFF"/>
    </style:style>
    <style:style style:name="_201_nfasis2" style:display-name="Énfasis2" style:family="table-cell" style:data-style-name="N0">
      <style:table-cell-properties fo:background-color="#E97132"/>
      <style:text-properties fo:color="#FFFFFF"/>
    </style:style>
    <style:style style:name="_201_nfasis3" style:display-name="Énfasis3" style:family="table-cell" style:data-style-name="N0">
      <style:table-cell-properties fo:background-color="#196B24"/>
      <style:text-properties fo:color="#FFFFFF"/>
    </style:style>
    <style:style style:name="_201_nfasis4" style:display-name="Énfasis4" style:family="table-cell" style:data-style-name="N0">
      <style:table-cell-properties fo:background-color="#0F9ED5"/>
      <style:text-properties fo:color="#FFFFFF"/>
    </style:style>
    <style:style style:name="_201_nfasis5" style:display-name="Énfasis5" style:family="table-cell" style:data-style-name="N0">
      <style:table-cell-properties fo:background-color="#A02B93"/>
      <style:text-properties fo:color="#FFFFFF"/>
    </style:style>
    <style:style style:name="_201_nfasis6" style:display-name="Énfasis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Alex Cue-Ruiz</dc:creator>
    <meta:creation-date>2025-02-19T11:11:41Z</meta:creation-date>
    <dc:date>2025-02-19T11:11:41Z</dc:date>
  </office:meta>
</office:document-meta>
</file>